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paragraph-properties fo:text-align="start" style:justify-single-word="false"/>
      <style:text-properties officeooo:rsid="002745ce" officeooo:paragraph-rsid="002745ce"/>
    </style:style>
    <style:style style:name="P25" style:family="paragraph" style:parent-style-name="Standard">
      <style:paragraph-properties fo:text-align="start" style:justify-single-word="false"/>
      <style:text-properties officeooo:rsid="0011ab37" officeooo:paragraph-rsid="0011ab37"/>
    </style:style>
    <style:style style:name="P26" style:family="paragraph" style:parent-style-name="Footnote">
      <style:text-properties officeooo:rsid="001a0a9d" officeooo:paragraph-rsid="001a0a9d"/>
    </style:style>
    <style:style style:name="P27" style:family="paragraph" style:parent-style-name="Footnote">
      <style:text-properties officeooo:paragraph-rsid="001eb0ef"/>
    </style:style>
    <style:style style:name="P28" style:family="paragraph" style:parent-style-name="Footnote">
      <style:text-properties officeooo:paragraph-rsid="002de64c"/>
    </style:style>
    <style:style style:name="P29"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30"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31"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32" style:family="paragraph" style:parent-style-name="Standard" style:master-page-name="Standard">
      <style:paragraph-properties style:page-number="auto"/>
    </style:style>
    <style:style style:name="P33"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34" style:family="paragraph" style:parent-style-name="Standard">
      <style:paragraph-properties fo:text-align="start" style:justify-single-word="false"/>
      <style:text-properties officeooo:rsid="002e54d1" officeooo:paragraph-rsid="002e54d1"/>
    </style:style>
    <style:style style:name="P35" style:family="paragraph" style:parent-style-name="Standard">
      <style:paragraph-properties fo:text-align="start" style:justify-single-word="false"/>
      <style:text-properties officeooo:rsid="003173a7" officeooo:paragraph-rsid="003173a7"/>
    </style:style>
    <style:style style:name="P36" style:family="paragraph" style:parent-style-name="Standard">
      <style:paragraph-properties fo:text-align="start" style:justify-single-word="false"/>
      <style:text-properties officeooo:rsid="00163d54" officeooo:paragraph-rsid="00163d54"/>
    </style:style>
    <style:style style:name="P37" style:family="paragraph" style:parent-style-name="Standard">
      <style:text-properties officeooo:rsid="0035bd17" officeooo:paragraph-rsid="0035bd17"/>
    </style:style>
    <style:style style:name="P38" style:family="paragraph" style:parent-style-name="Standard">
      <style:text-properties officeooo:paragraph-rsid="0039fc51"/>
    </style:style>
    <style:style style:name="P39" style:family="paragraph" style:parent-style-name="Standard">
      <style:paragraph-properties fo:text-align="start" style:justify-single-word="false"/>
      <style:text-properties officeooo:rsid="002745ce" officeooo:paragraph-rsid="002745c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Heading" style:master-page-name="First_20_Page">
      <style:paragraph-properties style:page-number="auto" fo:break-before="page"/>
    </style:style>
    <style:style style:name="P42" style:family="paragraph" style:parent-style-name="Illustration_20_Index_20_Heading" style:master-page-name="First_20_Page">
      <style:paragraph-properties style:page-number="auto" fo:break-before="page"/>
    </style:style>
    <style:style style:name="P43" style:family="paragraph" style:parent-style-name="Table_20_index_20_heading" style:master-page-name="First_20_Page">
      <style:paragraph-properties style:page-number="auto" fo:break-before="page"/>
    </style:style>
    <style:style style:name="P44" style:family="paragraph" style:parent-style-name="Heading_20_1" style:master-page-name="Standard">
      <style:paragraph-properties style:page-number="1" fo:break-before="page"/>
    </style:style>
    <style:style style:name="P45" style:family="paragraph" style:parent-style-name="Heading_20_1" style:master-page-name="Standard">
      <style:paragraph-properties style:page-number="auto" fo:break-before="page"/>
    </style:style>
    <style:style style:name="P46" style:family="paragraph" style:parent-style-name="Heading_20_2">
      <style:text-properties officeooo:paragraph-rsid="0039fc51"/>
    </style:style>
    <style:style style:name="P47" style:family="paragraph" style:parent-style-name="Bibliography_20_Heading" style:master-page-name="Endseiten">
      <style:paragraph-properties style:page-number="auto" fo:break-before="page"/>
    </style:style>
    <style:style style:name="P48" style:family="paragraph" style:parent-style-name="Footnote">
      <style:text-properties officeooo:paragraph-rsid="0038122e"/>
    </style:style>
    <style:style style:name="P49" style:family="paragraph" style:parent-style-name="Footnote">
      <style:text-properties officeooo:paragraph-rsid="003c8343"/>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style:font-style-asian="italic"/>
    </style:style>
    <style:style style:name="T26" style:family="text">
      <style:text-properties officeooo:rsid="0038122e"/>
    </style:style>
    <style:style style:name="T27" style:family="text">
      <style:text-properties officeooo:rsid="0039fc51"/>
    </style:style>
    <style:style style:name="T28" style:family="text">
      <style:text-properties officeooo:rsid="002745ce"/>
    </style:style>
    <style:style style:name="T29" style:family="text">
      <style:text-properties officeooo:rsid="003b3912"/>
    </style:style>
    <style:style style:name="T30" style:family="text">
      <style:text-properties officeooo:rsid="003c8343"/>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30">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1">Inhaltsverzeichnis</text:p>
          </text:index-title>
          <text:p text:style-name="P40"><text:a xlink:type="simple" xlink:href="#__RefHeading__529_816806860" text:style-name="Index_20_Link" text:visited-style-name="Index_20_Link">1 Einleitung<text:tab/>1</text:a></text:p>
          <text:p text:style-name="P50"><text:a xlink:type="simple" xlink:href="#__RefHeading__129_1591488982" text:style-name="Index_20_Link" text:visited-style-name="Index_20_Link">1.1 Motivation<text:tab/>1</text:a></text:p>
          <text:p text:style-name="P50"><text:a xlink:type="simple" xlink:href="#__RefHeading__131_1591488982" text:style-name="Index_20_Link" text:visited-style-name="Index_20_Link">1.2 Aufbau der Arbeit<text:tab/>1</text:a></text:p>
          <text:p text:style-name="P40"><text:a xlink:type="simple" xlink:href="#__RefHeading__133_1591488982" text:style-name="Index_20_Link" text:visited-style-name="Index_20_Link">2 Grundlagen<text:tab/>2</text:a></text:p>
          <text:p text:style-name="P50"><text:a xlink:type="simple" xlink:href="#__RefHeading__135_1591488982" text:style-name="Index_20_Link" text:visited-style-name="Index_20_Link">2.1 Dokumenten-Management-Systeme<text:tab/>2</text:a></text:p>
          <text:p text:style-name="P50"><text:a xlink:type="simple" xlink:href="#__RefHeading__217_331427522" text:style-name="Index_20_Link" text:visited-style-name="Index_20_Link">2.2 DIN EN 82045<text:tab/>3</text:a></text:p>
          <text:p text:style-name="P50"><text:a xlink:type="simple" xlink:href="#__RefHeading__219_331427522" text:style-name="Index_20_Link" text:visited-style-name="Index_20_Link">2.3 Graphdatenbanken und Neo4J<text:tab/>4</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42">Abbildungsverzeichnis</text:p>
          </text:index-title>
        </text:index-body>
      </text:illustration-index>
      <text:p text:style-name="P9"/>
      <text:p text:style-name="P31">Abkürzungsverzeichnis</text:p>
      <text:p text:style-name="P9">DMS<text:tab/><text:tab/>Dokumenten-<text:span text:style-name="T21">M</text:span>anagement-<text:span text:style-name="T21">S</text:span>ystem</text:p>
      <text:p text:style-name="P9">82045<text:tab/><text:tab/>DIN EN 82045 Norm</text:p>
      <text:p text:style-name="P25">DBS<text:tab/><text:tab/>Datenbanksystem</text:p>
      <text:p text:style-name="P34">GDB<text:tab/><text:tab/>Graphdatenbank</text:p>
      <text:p text:style-name="P35">GDBS<text:tab/><text:tab/>Graphdatenbanksystem</text:p>
      <text:p text:style-name="P9"/>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43">Tabellenverzeichnis</text:p>
          </text:index-title>
        </text:index-body>
      </text:table-index>
      <text:p text:style-name="P9"/>
      <text:h text:style-name="P44"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28"><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27"><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text:p>
      <text:p text:style-name="P13">Kapitel 3 beschäftigt sich mit blub</text:p>
      <text:p text:style-name="P13"/>
      <text:p text:style-name="P13"/>
      <text:h text:style-name="P45"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26"><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37">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32">-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0" text:note-class="footnote"><text:note-citation>4</text:note-citation><text:note-body><text:p text:style-name="P48"><text:tab/><text:a xlink:type="simple" xlink:href="http://www.omg.org/spec/EXPRESS/"><text:span text:style-name="T26">http://www.omg.org/spec/EXPRESS/</text:span></text:a><text:span text:style-name="T26"><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8"><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8"/>
      <text:h text:style-name="P46" text:outline-level="2"><text:bookmark-start text:name="__RefHeading__219_331427522"/>2.3 Graphdatenbanken und Neo4J<text:bookmark-end text:name="__RefHeading__219_331427522"/></text:h>
      <text:p text:style-name="P24">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7">Graphen</text:span> zu denken viel <text:span text:style-name="T27">mehr</text:span> als ein <text:span text:style-name="T27">relationaler</text:span> Ansatz. </text:p>
      <text:p text:style-name="P24">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4">Nun ist es natürlich auch <text:span text:style-name="T22">m</text:span>öglich einen Graphen mit einer relationalen Datenbank zu erzeugen und zu verwalten. Das wirft die Frage auf ab wann von einem GDBS die Rede ist. Wir wollen folgende Definition verwenden: </text:p>
      <text:p text:style-name="P24"/>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4">Also wäre nach dieser Definition ein relationales DBS kein GDBS, weil die Daten als Tabellen gespeichert werden und das DBS keine expliziten Graphstrukturen anbietet. </text:p>
      <text:p text:style-name="Standard"><text:span text:style-name="T28">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8">[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8">.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4">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9">Es ergeben sich mindestens folgende 4 Punkte</text:span>: </text:p>
      <text:p text:style-name="P24">(1) wenn die Daten massiv interrelated/verlinkt sind </text:p>
      <text:p text:style-name="P24">(2) wenn die Anfragen sehr komplex und lang sind </text:p>
      <text:p text:style-name="P24">(3) wenn Anfragen überwiegen, die von Graphtraversierung profitieren können </text:p>
      <text:p text:style-name="P24">(4) wenn das Datenmodell nachträglich geändert werden <text:span text:style-name="T16">können </text:span>soll</text:p>
      <text:p text:style-name="P24">Zu (1): Natürlich macht es nur dann Sinn ein GDBS zu nutzen, wenn es auch (genügend) Kanten im System gibt. Wenn wir uns ein System vorstellen das <text:span text:style-name="T30">klassisches</text:span> Batch-Processing betreibt, dann ist ein GDBS zwar einsetzbar aber <text:span text:style-name="T30">meist</text:span> sehr ineffizient. Genauso könnten wir uns ein System vorstellen wo die Daten massiv interrelated sind. Bspw. wird der Datensatz der Panama-Papers<text:note text:id="ftn4" text:note-class="footnote"><text:note-citation>5</text:note-citation><text:note-body><text:p text:style-name="P49"><text:tab/><text:a xlink:type="simple" xlink:href="https://panamapapers.icij.org/"><text:span text:style-name="T30">https://panamapapers.icij.org/</text:span></text:a><text:span text:style-name="T30"><text:tab/><text:tab/>Abgerufen am 28.04.2016</text:span></text:p></text:note-body></text:note> auch mit einem GDBS(Neo4J) bearbeitet<text:note text:id="ftn5" text:note-class="footnote"><text:note-citation>6</text:note-citation><text:note-body><text:p text:style-name="P49"><text:tab/><text:a xlink:type="simple" xlink:href="http://www.forbes.com/sites/thomasbrewster/2016/04/05/panama-papers-amazon-encryption-epic-leak/"><text:span text:style-name="T30">http://www.forbes.com/sites/thomasbrewster/2016/04/05/panama-papers-amazon-encryption-epic-leak/</text:span></text:a><text:span text:style-name="T30"><text:tab/><text:tab/>Abgerufen am 28.04.2016</text:span></text:p></text:note-body></text:note>. Hier würde der Einsatz eines relationalen DBS durch die schiere Komplexität zu weniger Ergebnissen und wesentlich mehr Aufwand führen. </text:p>
      <text:p text:style-name="P24">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4">Zu (3): GDBS haben in einigen Bereichen Performanzvorteile und in einigen Bereichen <text:soft-page-break/>Performanznachteile. Wenn die Anfragen mit Vorteilen nach der gewählten Metrik überwiegen kann ein GDBS sich im Gesamtbild bei der Performance rechnen. Vorteilhafte Anfragen sind bspw. die klassischen "Friend of a Friend of a ... Friend"-Anfragen. Nachteilig sind bspw. Aggregationen wie die Summe aller Verkäufe pro Quartal. </text:p>
      <text:p text:style-name="P24">Zu (4): Wie viele andere NoSQL-Systeme sind auch GDBS wesentlich flexibler was nachträgliche Änderungen ihres Datenmodells angeht als klassische relationale DBS.</text:p>
      <text:p text:style-name="P15"/>
      <text:p text:style-name="P14"/>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47">Literaturverzeichnis</text:p>
          </text:index-title>
        </text:index-body>
      </text:bibliography>
      <text:section text:style-name="Sect1" text:name="ZOTERO_BIBL {&quot;custom&quot;:[]} CSL_BIBLIOGRAPHY RNDBZ5zNQokxv">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section>
      <text:p text:style-name="P33">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text:page-number> <text:span text:style-name="MT1">Von </text:span><text:span text:style-name="MT1"><text:expression text:formula="ooow:page-8" office:value-type="float" office:value="5" style:data-style-name="N0">5</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4-28T13:09:11.624683496</dc:date>
    <meta:editing-duration>PT5H30M3S</meta:editing-duration>
    <meta:editing-cycles>29</meta:editing-cycles>
    <meta:generator>LibreOffice/4.2.8.2$Linux_X86_64 LibreOffice_project/420m0$Build-2</meta:generator>
    <meta:document-statistic meta:table-count="0" meta:image-count="0" meta:object-count="0" meta:page-count="13" meta:paragraph-count="107" meta:word-count="2079" meta:character-count="15228" meta:non-whitespace-character-count="13200"/>
    <meta:user-defined meta:name="ZOTERO_PREF_1">&lt;data data-version="3" zotero-version="4.0.29.8"&gt;&lt;session id="hW4CYbpW"/&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